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D000000D54E979F801DC12595.png" manifest:media-type="image/png"/>
  <manifest:file-entry manifest:full-path="Pictures/100000000000005E0000005EDBC23CACCF262B22.png" manifest:media-type="image/png"/>
  <manifest:file-entry manifest:full-path="Pictures/10000000000000A900000108AC275ED1565BCA54.png" manifest:media-type="image/png"/>
  <manifest:file-entry manifest:full-path="Pictures/10000000000000080000000820A1E16DA75ED138.png" manifest:media-type="image/png"/>
  <manifest:file-entry manifest:full-path="Pictures/10000000000000080000000838BBC215E675B78E.png" manifest:media-type="image/png"/>
  <manifest:file-entry manifest:full-path="Pictures/10000000000001380000013DD5281B4F2D9E0B8D.png" manifest:media-type="image/png"/>
  <manifest:file-entry manifest:full-path="Pictures/10000000000000DC0000013A1A0F512533630057.png" manifest:media-type="image/png"/>
  <manifest:file-entry manifest:full-path="Pictures/10000000000000F4000001452F87276003F9D5AF.png" manifest:media-type="image/png"/>
  <manifest:file-entry manifest:full-path="Pictures/10000000000001DC000000D15407F3056CACB586.png" manifest:media-type="image/png"/>
  <manifest:file-entry manifest:full-path="Pictures/100000000000005C0000005390322F1200F373B3.png" manifest:media-type="image/png"/>
  <manifest:file-entry manifest:full-path="Pictures/10000000000000850000008843878F8D271EAAC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style:protect="size"/>
      <style:paragraph-properties style:writing-mode="lr-tb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easure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standard">
      <style:graphic-properties draw:fill-color="#9999ff" draw:textarea-vertical-align="middle"/>
      <style:paragraph-properties style:writing-mode="lr-tb"/>
    </style:style>
    <style:style style:name="gr6" style:family="graphic" style:parent-style-name="standard">
      <style:graphic-properties draw:fill="solid" draw:fill-color="#663300" draw:textarea-vertical-align="middle" style:protect="size"/>
      <style:paragraph-properties style:writing-mode="lr-tb"/>
    </style:style>
    <style:style style:name="gr7" style:family="graphic" style:parent-style-name="standard">
      <style:graphic-properties draw:fill="bitmap" draw:fill-image-name="Pattern" draw:textarea-vertical-align="middle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66cc" draw:textarea-vertical-align="middle"/>
    </style:style>
    <style:style style:name="gr12" style:family="graphic" style:parent-style-name="standard">
      <style:graphic-properties svg:stroke-color="#ea7500" draw:fill="solid" draw:fill-color="#b85c00" draw:textarea-vertical-align="middle"/>
      <style:paragraph-properties style:writing-mode="lr-tb"/>
    </style:style>
    <style:style style:name="gr13" style:family="graphic" style:parent-style-name="standard">
      <style:graphic-properties draw:fill-color="#ff420e" draw:textarea-horizontal-align="justify" draw:textarea-vertical-align="middle" draw:auto-grow-height="false" fo:min-height="0.17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999ff"/>
      <style:paragraph-properties fo:text-align="center"/>
    </style:style>
    <style:style style:name="P5" style:family="paragraph">
      <loext:graphic-properties draw:fill="solid" draw:fill-color="#663300"/>
      <style:paragraph-properties fo:text-align="center"/>
    </style:style>
    <style:style style:name="P6" style:family="paragraph">
      <loext:graphic-properties draw:fill="bitmap" draw:fill-image-name="Pattern"/>
      <style:paragraph-properties fo:text-align="center"/>
    </style:style>
    <style:style style:name="P7" style:family="paragraph">
      <loext:graphic-properties draw:fill-color="#ff420e"/>
      <style:paragraph-properties fo:text-align="center"/>
    </style:style>
    <style:style style:name="P8" style:family="paragraph">
      <loext:graphic-properties draw:fill-color="#0066cc"/>
      <style:paragraph-properties fo:text-align="center"/>
    </style:style>
    <style:style style:name="P9" style:family="paragraph">
      <loext:graphic-properties draw:fill="solid" draw:fill-color="#b85c00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6cm" svg:height="11cm" svg:x="7.6cm" svg:y="8.4cm">
          <text:p text:style-name="P1">TOP</text:p>
        </draw:rect>
        <draw:rect draw:style-name="gr1" draw:text-style-name="P1" draw:layer="layout" svg:width="18.6cm" svg:height="4cm" svg:x="7.6cm" svg:y="3.5cm">
          <text:p text:style-name="P1">SIDE</text:p>
        </draw:rect>
        <draw:frame draw:style-name="gr2" draw:text-style-name="P1" draw:layer="layout" svg:width="4.054cm" svg:height="4.086cm" svg:x="10.1cm" svg:y="9.514cm">
          <draw:image xlink:href="Pictures/10000000000001380000013DD5281B4F2D9E0B8D.png" xlink:type="simple" xlink:show="embed" xlink:actuate="onLoad" draw:mime-type="image/png">
            <text:p/>
          </draw:image>
        </draw:frame>
        <draw:measure draw:style-name="gr3" draw:text-style-name="P1" draw:layer="measurelines" svg:x1="27.1cm" svg:y1="3.5cm" svg:x2="27.1cm" svg:y2="7.5cm">
          <text:p text:style-name="P2"><text:span text:style-name="T1"><text:measure text:kind="gap"/></text:span><text:span text:style-name="T1"><text:measure text:kind="value">2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3" draw:text-style-name="P1" draw:layer="measurelines" svg:x1="7.6cm" svg:y1="3.5cm" svg:x2="26.2cm" svg:y2="3.5cm">
          <text:p text:style-name="P2"><text:span text:style-name="T1"><text:measure text:kind="gap"/></text:span><text:span text:style-name="T1"><text:measure text:kind="value">93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3" draw:text-style-name="P1" draw:layer="measurelines" svg:x1="26.9cm" svg:y1="8.4cm" svg:x2="26.9cm" svg:y2="19.4cm">
          <text:p text:style-name="P2"><text:span text:style-name="T1"><text:measure text:kind="gap"/></text:span><text:span text:style-name="T1"><text:measure text:kind="value">5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frame draw:style-name="gr4" draw:text-style-name="P3" draw:layer="layout" svg:width="6cm" svg:height="1.3cm" svg:x="1.4cm" svg:y="1.2cm">
          <draw:text-box>
            <text:p>BOX Under BED</text:p>
          </draw:text-box>
        </draw:frame>
      </draw:page>
      <draw:page draw:name="page2" draw:style-name="dp1" draw:master-page-name="Default">
        <draw:frame draw:style-name="gr4" draw:text-style-name="P3" draw:layer="layout" svg:width="6cm" svg:height="1.3cm" svg:x="1.4cm" svg:y="1.2cm">
          <draw:text-box>
            <text:p>BOX Under BED</text:p>
          </draw:text-box>
        </draw:frame>
        <draw:rect draw:style-name="gr5" draw:text-style-name="P4" draw:layer="layout" svg:width="27.2cm" svg:height="1.8cm" svg:x="1.3cm" svg:y="2.322cm">
          <text:p text:style-name="P1">BED</text:p>
        </draw:rect>
        <draw:rect draw:style-name="gr6" draw:text-style-name="P5" draw:layer="layout" svg:width="0.7cm" svg:height="4.4cm" svg:x="1.7cm" svg:y="4.122cm">
          <text:p text:style-name="P1">LEG</text:p>
        </draw:rect>
        <draw:measure draw:style-name="gr3" draw:text-style-name="P1" draw:layer="measurelines" svg:x1="27.3cm" svg:y1="8.522cm" svg:x2="27.3cm" svg:y2="4.122cm">
          <text:p text:style-name="P2"><text:span text:style-name="T1"><text:measure text:kind="gap"/></text:span><text:span text:style-name="T1"><text:measure text:kind="value">2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frame draw:style-name="gr2" draw:text-style-name="P1" draw:layer="layout" svg:width="2.41cm" svg:height="2.244cm" svg:x="1.411cm" svg:y="17.475cm">
          <draw:image xlink:href="Pictures/10000000000000DC0000013A1A0F512533630057.png" xlink:type="simple" xlink:show="embed" xlink:actuate="onLoad" draw:mime-type="image/png">
            <text:p/>
          </draw:image>
        </draw:frame>
        <draw:rect draw:style-name="gr7" draw:text-style-name="P6" draw:layer="layout" svg:width="27.2cm" svg:height="0.4cm" svg:x="1.3cm" svg:y="8.722cm">
          <text:p text:style-name="P1">Floor</text:p>
        </draw:rect>
        <draw:rect draw:style-name="gr6" draw:text-style-name="P5" draw:layer="layout" svg:width="0.7cm" svg:height="4.4cm" svg:x="27.6cm" svg:y="4.122cm">
          <text:p text:style-name="P1">LEG</text:p>
        </draw:rect>
        <draw:g>
          <draw:rect draw:style-name="gr1" draw:text-style-name="P1" draw:layer="layout" svg:width="18.6cm" svg:height="4cm" svg:x="6.062cm" svg:y="4.372cm">
            <text:p text:style-name="P1">SIDE</text:p>
          </draw:rect>
          <draw:measure draw:style-name="gr3" draw:text-style-name="P1" draw:layer="measurelines" svg:x1="6.062cm" svg:y1="4.372cm" svg:x2="6.062cm" svg:y2="8.372cm">
            <text:p text:style-name="P2"><text:span text:style-name="T1"><text:measure text:kind="gap"/></text:span><text:span text:style-name="T1"><text:measure text:kind="value">20</text:measure></text:span><text:span text:style-name="T1"><text:s/></text:span><text:span text:style-name="T1"><text:measure text:kind="unit">cm</text:measure></text:span><text:span text:style-name="T1"><text:measure text:kind="gap"/></text:span></text:p>
          </draw:measure>
        </draw:g>
        <draw:g draw:style-name="gr8">
          <draw:rect draw:style-name="gr9" draw:text-style-name="P1" draw:layer="layout" svg:width="0.3cm" svg:height="0.36cm" svg:x="6.224cm" svg:y="8.369cm">
            <text:p/>
          </draw:rect>
          <draw:custom-shape draw:style-name="gr10" draw:text-style-name="P7" draw:layer="layout" svg:width="0.3cm" svg:height="0.3cm" svg:x="6.225cm" svg:y="8.429cm">
            <text:p/>
            <draw:enhanced-geometry svg:viewBox="0 0 21600 21600" draw:glue-points="10800 0 3163 3163 0 10800 3163 18437 10800 21600 18437 18437 21600 10800 18437 3163" draw:text-areas="3163 3163 18437 18437" draw:type="ring" draw:modifiers="9385.3761178327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11" draw:text-style-name="P8" draw:layer="layout" svg:width="0.408cm" svg:height="0.058cm" svg:x="6.164cm" svg:y="8.375cm">
            <text:p/>
          </draw:rect>
        </draw:g>
        <draw:rect draw:style-name="gr5" draw:text-style-name="P4" draw:layer="layout" svg:width="27.2cm" svg:height="1.8cm" svg:x="1.5cm" svg:y="9.9cm">
          <text:p text:style-name="P1">BED</text:p>
        </draw:rect>
        <draw:rect draw:style-name="gr6" draw:text-style-name="P5" draw:layer="layout" svg:width="0.7cm" svg:height="4.4cm" svg:x="1.9cm" svg:y="11.7cm">
          <text:p text:style-name="P1">LEG</text:p>
        </draw:rect>
        <draw:measure draw:style-name="gr3" draw:text-style-name="P1" draw:layer="measurelines" svg:x1="27.5cm" svg:y1="16.1cm" svg:x2="27.5cm" svg:y2="11.7cm">
          <text:p text:style-name="P2"><text:span text:style-name="T1"><text:measure text:kind="gap"/></text:span><text:span text:style-name="T1"><text:measure text:kind="value">2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rect draw:style-name="gr7" draw:text-style-name="P6" draw:layer="layout" svg:width="27.2cm" svg:height="0.4cm" svg:x="1.5cm" svg:y="16.3cm">
          <text:p text:style-name="P1">Floor</text:p>
        </draw:rect>
        <draw:rect draw:style-name="gr6" draw:text-style-name="P5" draw:layer="layout" svg:width="0.7cm" svg:height="4.4cm" svg:x="27.8cm" svg:y="11.7cm">
          <text:p text:style-name="P1">LEG</text:p>
        </draw:rect>
        <draw:g>
          <draw:rect draw:style-name="gr1" draw:text-style-name="P1" draw:layer="layout" svg:width="18.6cm" svg:height="4cm" svg:x="6.225cm" svg:y="11.982cm">
            <text:p text:style-name="P1">SIDE</text:p>
          </draw:rect>
          <draw:measure draw:style-name="gr3" draw:text-style-name="P1" draw:layer="measurelines" svg:x1="6.225cm" svg:y1="11.982cm" svg:x2="6.225cm" svg:y2="15.982cm">
            <text:p text:style-name="P2"><text:span text:style-name="T1"><text:measure text:kind="gap"/></text:span><text:span text:style-name="T1"><text:measure text:kind="value">20</text:measure></text:span><text:span text:style-name="T1"><text:s/></text:span><text:span text:style-name="T1"><text:measure text:kind="unit">cm</text:measure></text:span><text:span text:style-name="T1"><text:measure text:kind="gap"/></text:span></text:p>
          </draw:measure>
        </draw:g>
        <draw:g>
          <draw:rect draw:style-name="gr9" draw:text-style-name="P1" draw:layer="layout" svg:width="0.607cm" svg:height="0.654cm" svg:x="24.064cm" svg:y="15.608cm">
            <text:p/>
          </draw:rect>
          <draw:rect draw:style-name="gr11" draw:text-style-name="P8" draw:layer="layout" svg:width="0.607cm" svg:height="0.322cm" svg:x="24.064cm" svg:y="15.618cm">
            <text:p/>
          </draw:rect>
          <draw:custom-shape draw:style-name="gr10" draw:text-style-name="P7" draw:layer="layout" svg:width="0.6cm" svg:height="0.6cm" svg:x="24.065cm" svg:y="15.668cm">
            <text:p/>
            <draw:enhanced-geometry svg:viewBox="0 0 21600 21600" draw:glue-points="10800 0 3163 3163 0 10800 3163 18437 10800 21600 18437 18437 21600 10800 18437 3163" draw:text-areas="3163 3163 18437 18437" draw:type="ring" draw:modifiers="9385.3761178327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</draw:page>
      <draw:page draw:name="page3" draw:style-name="dp1" draw:master-page-name="Default">
        <draw:frame draw:style-name="gr2" draw:text-style-name="P1" draw:layer="layout" svg:width="11.9cm" svg:height="5.229cm" svg:x="2.053cm" svg:y="4.64cm">
          <draw:image xlink:href="Pictures/10000000000001DC000000D15407F3056CACB586.png" xlink:type="simple" xlink:show="embed" xlink:actuate="onLoad" draw:mime-type="image/png">
            <text:p/>
          </draw:image>
        </draw:frame>
        <draw:frame draw:style-name="gr2" draw:text-style-name="P1" draw:layer="layout" svg:width="10.373cm" svg:height="4.935cm" svg:x="16.28cm" svg:y="5.134cm">
          <draw:image xlink:href="Pictures/10000000000001BD000000D54E979F801DC12595.png" xlink:type="simple" xlink:show="embed" xlink:actuate="onLoad" draw:mime-type="image/png">
            <text:p/>
          </draw:image>
        </draw:frame>
        <draw:frame draw:style-name="gr2" draw:text-style-name="P1" draw:layer="layout" svg:width="6.455cm" svg:height="8.598cm" svg:x="19.553cm" svg:y="10.669cm">
          <draw:image xlink:href="Pictures/10000000000000F4000001452F87276003F9D5AF.png" xlink:type="simple" xlink:show="embed" xlink:actuate="onLoad" draw:mime-type="image/png">
            <text:p/>
          </draw:image>
        </draw:frame>
        <draw:frame draw:style-name="gr2" draw:text-style-name="P1" draw:layer="layout" svg:width="4.47cm" svg:height="6.984cm" svg:x="3.553cm" svg:y="11.469cm">
          <draw:image xlink:href="Pictures/10000000000000A900000108AC275ED1565BCA54.png" xlink:type="simple" xlink:show="embed" xlink:actuate="onLoad" draw:mime-type="image/png">
            <text:p/>
          </draw:image>
        </draw:frame>
        <draw:g draw:style-name="gr8">
          <draw:rect draw:style-name="gr9" draw:text-style-name="P1" draw:layer="layout" svg:width="0.3cm" svg:height="0.36cm" svg:x="9.167cm" svg:y="14.808cm">
            <text:p/>
          </draw:rect>
          <draw:custom-shape draw:style-name="gr10" draw:text-style-name="P7" draw:layer="layout" svg:width="0.3cm" svg:height="0.3cm" svg:x="9.168cm" svg:y="14.868cm">
            <text:p/>
            <draw:enhanced-geometry svg:viewBox="0 0 21600 21600" draw:glue-points="10800 0 3163 3163 0 10800 3163 18437 10800 21600 18437 18437 21600 10800 18437 3163" draw:text-areas="3163 3163 18437 18437" draw:type="ring" draw:modifiers="9385.3761178327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rect draw:style-name="gr11" draw:text-style-name="P8" draw:layer="layout" svg:width="0.408cm" svg:height="0.058cm" svg:x="9.107cm" svg:y="14.814cm">
            <text:p/>
          </draw:rect>
        </draw:g>
        <draw:g>
          <draw:rect draw:style-name="gr9" draw:text-style-name="P1" draw:layer="layout" svg:width="0.607cm" svg:height="0.654cm" svg:x="17.838cm" svg:y="14.605cm">
            <text:p/>
          </draw:rect>
          <draw:rect draw:style-name="gr11" draw:text-style-name="P8" draw:layer="layout" svg:width="0.607cm" svg:height="0.322cm" svg:x="17.838cm" svg:y="14.615cm">
            <text:p/>
          </draw:rect>
          <draw:custom-shape draw:style-name="gr10" draw:text-style-name="P7" draw:layer="layout" svg:width="0.6cm" svg:height="0.6cm" svg:x="17.839cm" svg:y="14.665cm">
            <text:p/>
            <draw:enhanced-geometry svg:viewBox="0 0 21600 21600" draw:glue-points="10800 0 3163 3163 0 10800 3163 18437 10800 21600 18437 18437 21600 10800 18437 3163" draw:text-areas="3163 3163 18437 18437" draw:type="ring" draw:modifiers="9385.3761178327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2" draw:text-style-name="P1" draw:layer="layout" svg:width="2.909cm" svg:height="2.488cm" svg:x="9.827cm" svg:y="11.422cm">
          <draw:image xlink:href="Pictures/100000000000005C0000005390322F1200F373B3.png" xlink:type="simple" xlink:show="embed" xlink:actuate="onLoad" draw:mime-type="image/png">
            <text:p/>
          </draw:image>
        </draw:frame>
        <draw:frame draw:style-name="gr2" draw:text-style-name="P1" draw:layer="layout" svg:width="2.422cm" svg:height="2.404cm" svg:x="15.212cm" svg:y="11.553cm">
          <draw:image xlink:href="Pictures/10000000000000850000008843878F8D271EAAC1.png" xlink:type="simple" xlink:show="embed" xlink:actuate="onLoad" draw:mime-type="image/png">
            <text:p/>
          </draw:image>
        </draw:frame>
        <draw:frame draw:style-name="gr4" draw:text-style-name="P3" draw:layer="layout" svg:width="6cm" svg:height="1.3cm" svg:x="1.4cm" svg:y="1.227cm">
          <draw:text-box>
            <text:p>BOX Under BED</text:p>
          </draw:text-box>
        </draw:frame>
        <draw:frame draw:style-name="gr4" draw:text-style-name="P3" draw:layer="layout" svg:width="6cm" svg:height="1.3cm" svg:x="8.623cm" svg:y="1.227cm">
          <draw:text-box>
            <text:p>Wheels</text:p>
          </draw:text-box>
        </draw:frame>
      </draw:page>
      <draw:page draw:name="page4" draw:style-name="dp1" draw:master-page-name="Default">
        <draw:frame draw:style-name="gr4" draw:text-style-name="P3" draw:layer="layout" svg:width="6cm" svg:height="1.3cm" svg:x="1.4cm" svg:y="1.227cm">
          <draw:text-box>
            <text:p>BOX Under BED</text:p>
          </draw:text-box>
        </draw:frame>
        <draw:frame draw:style-name="gr4" draw:text-style-name="P3" draw:layer="layout" svg:width="6cm" svg:height="1.3cm" svg:x="8.543cm" svg:y="1.306cm">
          <draw:text-box>
            <text:p>WOOD</text:p>
          </draw:text-box>
        </draw:frame>
        <draw:rect draw:style-name="gr5" draw:text-style-name="P4" draw:layer="layout" svg:width="27.2cm" svg:height="1.8cm" svg:x="1.5cm" svg:y="2.416cm">
          <text:p text:style-name="P1">BED</text:p>
        </draw:rect>
        <draw:rect draw:style-name="gr6" draw:text-style-name="P5" draw:layer="layout" svg:width="0.7cm" svg:height="4.4cm" svg:x="1.9cm" svg:y="4.216cm">
          <text:p text:style-name="P1">LEG</text:p>
        </draw:rect>
        <draw:measure draw:style-name="gr3" draw:text-style-name="P1" draw:layer="layout" svg:x1="27.5cm" svg:y1="8.616cm" svg:x2="27.5cm" svg:y2="4.216cm">
          <text:p text:style-name="P2"><text:span text:style-name="T1"><text:measure text:kind="gap"/></text:span><text:span text:style-name="T1"><text:measure text:kind="value">2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rect draw:style-name="gr7" draw:text-style-name="P6" draw:layer="layout" svg:width="27.2cm" svg:height="0.4cm" svg:x="1.5cm" svg:y="8.816cm">
          <text:p text:style-name="P1">Floor</text:p>
        </draw:rect>
        <draw:rect draw:style-name="gr6" draw:text-style-name="P5" draw:layer="layout" svg:width="0.7cm" svg:height="4.4cm" svg:x="27.8cm" svg:y="4.216cm">
          <text:p text:style-name="P1">LEG</text:p>
        </draw:rect>
        <draw:rect draw:style-name="gr1" draw:text-style-name="P1" draw:layer="layout" svg:width="18.6cm" svg:height="4cm" svg:x="6.25cm" svg:y="4.339cm">
          <text:p text:style-name="P1">SIDE</text:p>
        </draw:rect>
        <draw:measure draw:style-name="gr3" draw:text-style-name="P1" draw:layer="layout" svg:x1="6.225cm" svg:y1="4.498cm" svg:x2="6.225cm" svg:y2="8.498cm">
          <text:p text:style-name="P2"><text:span text:style-name="T1"><text:measure text:kind="gap"/></text:span><text:span text:style-name="T1"><text:measure text:kind="value">2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g>
          <draw:rect draw:style-name="gr12" draw:text-style-name="P9" draw:layer="layout" svg:width="19.85cm" svg:height="0.24cm" svg:x="5.671cm" svg:y="8.337cm">
            <text:p text:style-name="P1">wood</text:p>
          </draw:rect>
        </draw:g>
        <draw:g>
          <draw:rect draw:style-name="gr9" draw:text-style-name="P1" draw:layer="layout" svg:width="0.607cm" svg:height="0.654cm" svg:x="24.064cm" svg:y="8.183cm">
            <text:p/>
          </draw:rect>
          <draw:rect draw:style-name="gr11" draw:text-style-name="P8" draw:layer="layout" svg:width="0.607cm" svg:height="0.322cm" svg:x="24.064cm" svg:y="8.193cm">
            <text:p/>
          </draw:rect>
          <draw:custom-shape draw:style-name="gr13" draw:text-style-name="P7" draw:layer="layout" svg:width="0.6cm" svg:height="0.6cm" svg:x="24.065cm" svg:y="8.243cm">
            <text:p/>
            <draw:enhanced-geometry svg:viewBox="0 0 21600 21600" draw:glue-points="10800 0 3163 3163 0 10800 3163 18437 10800 21600 18437 18437 21600 10800 18437 3163" draw:text-areas="3163 3163 18437 18437" draw:type="ring" draw:modifiers="9385.3761178327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Pattern" xlink:href="Pictures/100000000000005E0000005EDBC23CACCF262B22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 p</meta:initial-creator>
    <meta:creation-date>2021-10-01T16:54:57.11</meta:creation-date>
    <dc:date>2021-10-01T17:35:00.617000000</dc:date>
    <meta:editing-duration>PT38M1S</meta:editing-duration>
    <meta:editing-cycles>4</meta:editing-cycles>
    <meta:generator>LibreOffice/7.2.0.4$Windows_X86_64 LibreOffice_project/9a9c6381e3f7a62afc1329bd359cc48accb6435b</meta:generator>
    <meta:document-statistic meta:object-count="64"/>
  </office:meta>
</office:document-meta>
</file>